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none" fo:border-top="0.0008in solid #000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99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0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1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ackground-color="#eeeeee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6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17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8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19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0" style:family="table-cell" style:parent-style-name="Default">
      <style:table-cell-properties fo:border-bottom="none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none" fo:border-left="0.0008in solid #000000" fo:border-right="none" fo:border-top="none"/>
    </style:style>
    <style:style style:name="ce131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 table:print-ranges="Sheet1.A1:Sheet1.L44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8"/>
        <table:table-column table:style-name="co3" table:default-cell-style-name="ce68"/>
        <table:table-column table:style-name="co1" table:number-columns-repeated="5" table:default-cell-style-name="Default"/>
        <table:table-column table:style-name="co1" table:number-columns-repeated="10" table:default-cell-style-name="ce131"/>
        <table:table-row table:style-name="ro2">
          <table:table-cell table:style-name="ce1"/>
          <table:table-cell table:number-columns-repeated="4"/>
          <table:table-cell table:style-name="ce49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18" office:value-type="string">
            <text:p>Jack W King III</text:p>
          </table:table-cell>
          <table:table-cell table:style-name="ce26" table:number-columns-repeated="2"/>
          <table:table-cell table:style-name="ce50"/>
          <table:table-cell table:style-name="ce69" office:value-type="string">
            <text:p>Date</text:p>
          </table:table-cell>
          <table:table-cell table:style-name="ce81" office:value-type="date" office:date-value="2015-06-03">
            <text:p>06/03/15</text:p>
          </table:table-cell>
          <table:table-cell table:style-name="ce95" table:number-columns-repeated="2"/>
          <table:table-cell table:style-name="ce112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18" office:value-type="string">
            <text:p>mtt922</text:p>
          </table:table-cell>
          <table:table-cell table:style-name="ce27" table:number-columns-repeated="2"/>
          <table:table-cell table:style-name="ce50"/>
          <table:table-cell table:style-name="ce2" office:value-type="string">
            <text:p>H2O Lv</text:p>
          </table:table-cell>
          <table:table-cell table:style-name="ce26" office:value-type="string">
            <text:p>full</text:p>
          </table:table-cell>
          <table:table-cell table:style-name="ce26" table:number-columns-repeated="2"/>
          <table:table-cell table:style-name="ce113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19" office:value-type="string">
            <text:p><text:span text:style-name="T1">pxar_crosscalibration_v1.1</text:span></text:p>
          </table:table-cell>
          <table:table-cell table:style-name="ce26" table:number-columns-repeated="2"/>
          <table:table-cell table:style-name="ce50"/>
          <table:table-cell table:style-name="ce2" office:value-type="string">
            <text:p>HV Read</text:p>
          </table:table-cell>
          <table:table-cell table:style-name="ce18" office:value-type="string">
            <text:p>-150v</text:p>
          </table:table-cell>
          <table:table-cell table:style-name="ce26" table:number-columns-repeated="2"/>
          <table:table-cell table:style-name="ce113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18" office:value-type="string">
            <text:p>University of Kansas</text:p>
          </table:table-cell>
          <table:table-cell table:style-name="ce26" table:number-columns-repeated="2"/>
          <table:table-cell table:style-name="ce51" office:value-type="string">
            <text:p>T/H raw</text:p>
          </table:table-cell>
          <table:table-cell table:style-name="ce70" office:value-type="string">
            <text:p>T/H Act</text:p>
          </table:table-cell>
          <table:table-cell table:style-name="ce82" office:value-type="string">
            <text:p>Comments</text:p>
          </table:table-cell>
          <table:table-cell table:style-name="ce96" table:number-columns-repeated="2"/>
          <table:table-cell table:style-name="ce114"/>
          <table:table-cell table:style-name="ce130"/>
          <table:table-cell table:number-columns-repeated="10"/>
        </table:table-row>
        <table:table-row table:style-name="ro2">
          <table:table-cell/>
          <table:table-cell table:style-name="ce3" office:value-type="string">
            <text:p>pretest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6]-257.81" office:value-type="float" office:value="-257.81">
            <text:p>-257.81</text:p>
          </table:table-cell>
          <table:table-cell table:style-name="ce83"/>
          <table:table-cell table:style-name="ce97" table:number-columns-repeated="2"/>
          <table:table-cell table:style-name="ce115"/>
          <table:table-cell table:style-name="ce130"/>
          <table:table-cell table:number-columns-repeated="10"/>
        </table:table-row>
        <table:table-row table:style-name="ro2">
          <table:table-cell/>
          <table:table-cell table:style-name="ce4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7]-[.D6]" office:value-type="time" office:time-value="PT00H00M00S">
            <text:p>00:00</text:p>
          </table:table-cell>
          <table:table-cell table:style-name="ce53"/>
          <table:table-cell table:style-name="ce72" table:formula="of:=[.F7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98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3">
          <table:table-cell/>
          <table:table-cell table:style-name="ce5" office:value-type="string">
            <text:p>pixelalive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4"/>
          <table:table-cell table:style-name="ce54"/>
          <table:table-cell table:style-name="ce73" table:formula="of:=2.5773*[.F8]-257.81" office:value-type="float" office:value="-257.81">
            <text:p>-257.81</text:p>
          </table:table-cell>
          <table:table-cell table:style-name="ce83"/>
          <table:table-cell table:style-name="ce99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/>
          <table:table-cell table:style-name="ce6"/>
          <table:table-cell table:style-name="ce21" office:value-type="string">
            <text:p>Test End</text:p>
          </table:table-cell>
          <table:table-cell table:style-name="ce29"/>
          <table:table-cell table:style-name="ce35" table:formula="of:=[.D9]-[.D8]" office:value-type="time" office:time-value="PT00H00M00S">
            <text:p>00:00</text:p>
          </table:table-cell>
          <table:table-cell table:style-name="ce55"/>
          <table:table-cell table:style-name="ce74" table:formula="of:=[.F9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100" table:number-columns-repeated="2"/>
          <table:table-cell table:style-name="ce11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trim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10]-257.81" office:value-type="float" office:value="-257.81">
            <text:p>-257.81</text:p>
          </table:table-cell>
          <table:table-cell table:style-name="ce83"/>
          <table:table-cell table:style-name="ce98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11]-[.D10]" office:value-type="time" office:time-value="PT00H00M00S">
            <text:p>00:00</text:p>
          </table:table-cell>
          <table:table-cell table:style-name="ce53"/>
          <table:table-cell table:style-name="ce72" table:formula="of:=[.F11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98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phopt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12]-257.81" office:value-type="float" office:value="-257.81">
            <text:p>-257.81</text:p>
          </table:table-cell>
          <table:table-cell table:style-name="ce83"/>
          <table:table-cell table:style-name="ce97" table:number-columns-repeated="2"/>
          <table:table-cell table:style-name="ce11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13]-[.D12]" office:value-type="time" office:time-value="PT00H00M00S">
            <text:p>00:00</text:p>
          </table:table-cell>
          <table:table-cell table:style-name="ce53"/>
          <table:table-cell table:style-name="ce72" table:formula="of:=[.F13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101" table:number-columns-repeated="2"/>
          <table:table-cell table:style-name="ce119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gainped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14]-257.81" office:value-type="float" office:value="-257.81">
            <text:p>-257.81</text:p>
          </table:table-cell>
          <table:table-cell table:style-name="ce83"/>
          <table:table-cell table:style-name="ce102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15]-[.D14]" office:value-type="time" office:time-value="PT00H00M00S">
            <text:p>00:00</text:p>
          </table:table-cell>
          <table:table-cell table:style-name="ce53"/>
          <table:table-cell table:style-name="ce72" table:formula="of:=[.F15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102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Bbond1-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4"/>
          <table:table-cell table:style-name="ce54"/>
          <table:table-cell table:style-name="ce73" table:formula="of:=2.5773*[.F16]-257.81" office:value-type="float" office:value="-257.81">
            <text:p>-257.81</text:p>
          </table:table-cell>
          <table:table-cell table:style-name="ce83"/>
          <table:table-cell table:style-name="ce99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1" office:value-type="string">
            <text:p>Test End</text:p>
          </table:table-cell>
          <table:table-cell table:style-name="ce29"/>
          <table:table-cell table:style-name="ce35" table:formula="of:=[.D17]-[.D16]" office:value-type="time" office:time-value="PT00H00M00S">
            <text:p>00:00</text:p>
          </table:table-cell>
          <table:table-cell table:style-name="ce55"/>
          <table:table-cell table:style-name="ce74" table:formula="of:=[.F17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100" table:number-columns-repeated="2"/>
          <table:table-cell table:style-name="ce11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vthr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4"/>
          <table:table-cell table:style-name="ce54"/>
          <table:table-cell table:style-name="ce73" table:formula="of:=2.5773*[.F18]-257.81" office:value-type="float" office:value="-257.81">
            <text:p>-257.81</text:p>
          </table:table-cell>
          <table:table-cell table:style-name="ce83"/>
          <table:table-cell table:style-name="ce103" table:number-columns-repeated="2"/>
          <table:table-cell table:style-name="ce120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1" office:value-type="string">
            <text:p>Test End</text:p>
          </table:table-cell>
          <table:table-cell table:style-name="ce29"/>
          <table:table-cell table:style-name="ce35" table:formula="of:=[.D19]-[.D18]" office:value-type="time" office:time-value="PT00H00M00S">
            <text:p>00:00</text:p>
          </table:table-cell>
          <table:table-cell table:style-name="ce55"/>
          <table:table-cell table:style-name="ce74" table:formula="of:=[.F19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103" table:number-columns-repeated="2"/>
          <table:table-cell table:style-name="ce120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vcal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4"/>
          <table:table-cell table:style-name="ce54"/>
          <table:table-cell table:style-name="ce73" table:formula="of:=2.5773*[.F20]-257.81" office:value-type="float" office:value="-257.81">
            <text:p>-257.81</text:p>
          </table:table-cell>
          <table:table-cell table:style-name="ce83"/>
          <table:table-cell table:style-name="ce99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1" office:value-type="string">
            <text:p>Test End</text:p>
          </table:table-cell>
          <table:table-cell table:style-name="ce29"/>
          <table:table-cell table:style-name="ce35" table:formula="of:=[.D21]-[.D20]" office:value-type="time" office:time-value="PT00H00M00S">
            <text:p>00:00</text:p>
          </table:table-cell>
          <table:table-cell table:style-name="ce55"/>
          <table:table-cell table:style-name="ce74" table:formula="of:=[.F21]-280" office:value-type="float" office:value="-280">
            <text:p>-280.00</text:p>
          </table:table-cell>
          <table:table-cell table:style-name="ce84" office:value-type="string">
            <text:p>Done at UNL</text:p>
          </table:table-cell>
          <table:table-cell table:style-name="ce100" table:number-columns-repeated="2"/>
          <table:table-cell table:style-name="ce11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otpixel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6"/>
          <table:table-cell table:style-name="ce56"/>
          <table:table-cell table:style-name="ce71" table:formula="of:=2.5773*[.F22]-257.81" office:value-type="float" office:value="-257.81">
            <text:p>-257.81</text:p>
          </table:table-cell>
          <table:table-cell table:style-name="ce83"/>
          <table:table-cell table:style-name="ce102" table:number-columns-repeated="2"/>
          <table:table-cell table:style-name="ce121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Test End</text:p>
          </table:table-cell>
          <table:table-cell table:style-name="ce28"/>
          <table:table-cell table:style-name="ce37" table:formula="of:=[.D23]-[.D22]" office:value-type="time" office:time-value="PT00H00M00S">
            <text:p>00:00</text:p>
          </table:table-cell>
          <table:table-cell table:style-name="ce57"/>
          <table:table-cell table:style-name="ce72" table:formula="of:=[.F23]-280" office:value-type="float" office:value="-280">
            <text:p>-280.00</text:p>
          </table:table-cell>
          <table:table-cell table:style-name="ce84"/>
          <table:table-cell table:style-name="ce102" table:number-columns-repeated="2"/>
          <table:table-cell table:style-name="ce121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Cu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8"/>
          <table:table-cell table:style-name="ce58"/>
          <table:table-cell table:style-name="ce75" table:formula="of:=2.5773*[.F24]-257.81" office:value-type="float" office:value="-257.81">
            <text:p>-257.81</text:p>
          </table:table-cell>
          <table:table-cell table:style-name="ce85"/>
          <table:table-cell table:style-name="ce104" table:number-columns-repeated="2"/>
          <table:table-cell table:style-name="ce122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2" office:value-type="string">
            <text:p>Test End</text:p>
          </table:table-cell>
          <table:table-cell table:style-name="ce30"/>
          <table:table-cell table:style-name="ce39" table:formula="of:=[.D25]-[.D24]" office:value-type="time" office:time-value="PT00H00M00S">
            <text:p>00:00</text:p>
          </table:table-cell>
          <table:table-cell table:style-name="ce59"/>
          <table:table-cell table:style-name="ce76" table:formula="of:=[.F25]-280" office:value-type="float" office:value="-280">
            <text:p>-280.00</text:p>
          </table:table-cell>
          <table:table-cell table:style-name="ce86"/>
          <table:table-cell table:style-name="ce105" table:number-columns-repeated="2"/>
          <table:table-cell table:style-name="ce123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In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8"/>
          <table:table-cell table:style-name="ce58"/>
          <table:table-cell table:style-name="ce75" table:formula="of:=2.5773*[.F26]-257.81" office:value-type="float" office:value="-257.81">
            <text:p>-257.81</text:p>
          </table:table-cell>
          <table:table-cell table:style-name="ce87"/>
          <table:table-cell table:style-name="ce104" table:number-columns-repeated="2"/>
          <table:table-cell table:style-name="ce122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2" office:value-type="string">
            <text:p>Test End</text:p>
          </table:table-cell>
          <table:table-cell table:style-name="ce30"/>
          <table:table-cell table:style-name="ce40" table:formula="of:=[.D27]-[.D26]" office:value-type="time" office:time-value="PT00H00M00S">
            <text:p>00:00</text:p>
          </table:table-cell>
          <table:table-cell table:style-name="ce60"/>
          <table:table-cell table:style-name="ce76" table:formula="of:=[.F27]-280" office:value-type="float" office:value="-280">
            <text:p>-280.00</text:p>
          </table:table-cell>
          <table:table-cell table:style-name="ce88"/>
          <table:table-cell table:style-name="ce105" table:number-columns-repeated="2"/>
          <table:table-cell table:style-name="ce123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2" office:value-type="string">
            <text:p>floroSn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5" table:formula="of:=2.5773*[.F28]-257.81" office:value-type="float" office:value="-257.81">
            <text:p>-257.81</text:p>
          </table:table-cell>
          <table:table-cell table:style-name="ce89"/>
          <table:table-cell table:style-name="ce106" table:number-columns-repeated="2"/>
          <table:table-cell table:style-name="ce124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2" office:value-type="string">
            <text:p>Test End</text:p>
          </table:table-cell>
          <table:table-cell table:style-name="ce30"/>
          <table:table-cell table:style-name="ce39" table:formula="of:=[.D29]-[.D28]" office:value-type="time" office:time-value="PT00H00M00S">
            <text:p>00:00</text:p>
          </table:table-cell>
          <table:table-cell table:style-name="ce59"/>
          <table:table-cell table:style-name="ce76" table:formula="of:=[.F29]-280" office:value-type="float" office:value="-280">
            <text:p>-280.00</text:p>
          </table:table-cell>
          <table:table-cell table:style-name="ce89"/>
          <table:table-cell table:style-name="ce106" table:number-columns-repeated="2"/>
          <table:table-cell table:style-name="ce124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Ag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8"/>
          <table:table-cell table:style-name="ce58"/>
          <table:table-cell table:style-name="ce75" table:formula="of:=2.5773*[.F30]-257.81" office:value-type="float" office:value="-257.81">
            <text:p>-257.81</text:p>
          </table:table-cell>
          <table:table-cell table:style-name="ce87"/>
          <table:table-cell table:style-name="ce104" table:number-columns-repeated="2"/>
          <table:table-cell table:style-name="ce122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2" office:value-type="string">
            <text:p>Test End</text:p>
          </table:table-cell>
          <table:table-cell table:style-name="ce30"/>
          <table:table-cell table:style-name="ce40" table:formula="of:=[.D31]-[.D30]" office:value-type="time" office:time-value="PT00H00M00S">
            <text:p>00:00</text:p>
          </table:table-cell>
          <table:table-cell table:style-name="ce60"/>
          <table:table-cell table:style-name="ce76" table:formula="of:=[.F31]-280" office:value-type="float" office:value="-280">
            <text:p>-280.00</text:p>
          </table:table-cell>
          <table:table-cell table:style-name="ce88"/>
          <table:table-cell table:style-name="ce105" table:number-columns-repeated="2"/>
          <table:table-cell table:style-name="ce123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10ma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31M00S">
            <text:p>17:31</text:p>
          </table:table-cell>
          <table:table-cell table:style-name="ce42"/>
          <table:table-cell table:style-name="ce62" office:value-type="float" office:value="108.76">
            <text:p>108.76</text:p>
          </table:table-cell>
          <table:table-cell table:style-name="ce77" table:formula="of:=2.5773*[.F32]-257.81" office:value-type="float" office:value="22.497148">
            <text:p>22.50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3" office:value-type="string">
            <text:p>Test End</text:p>
          </table:table-cell>
          <table:table-cell table:style-name="ce31" office:value-type="time" office:time-value="PT17H33M00S">
            <text:p>17:33</text:p>
          </table:table-cell>
          <table:table-cell table:style-name="ce43" table:formula="of:=[.D33]-[.D32]" office:value-type="time" office:time-value="PT00H02M00S">
            <text:p>00:02</text:p>
          </table:table-cell>
          <table:table-cell table:style-name="ce63" office:value-type="float" office:value="328.5">
            <text:p>328.50</text:p>
          </table:table-cell>
          <table:table-cell table:style-name="ce78" table:formula="of:=[.F33]-280" office:value-type="float" office:value="48.5">
            <text:p>48.50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08ma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36M00S">
            <text:p>17:36</text:p>
          </table:table-cell>
          <table:table-cell table:style-name="ce44"/>
          <table:table-cell table:style-name="ce64" office:value-type="float" office:value="108.85">
            <text:p>108.85</text:p>
          </table:table-cell>
          <table:table-cell table:style-name="ce77" table:formula="of:=2.5773*[.F34]-257.81" office:value-type="float" office:value="22.729105">
            <text:p>22.73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3" office:value-type="string">
            <text:p>Test End</text:p>
          </table:table-cell>
          <table:table-cell table:style-name="ce31" office:value-type="time" office:time-value="PT17H38M00S">
            <text:p>17:38</text:p>
          </table:table-cell>
          <table:table-cell table:style-name="ce45" table:formula="of:=[.D35]-[.D34]" office:value-type="time" office:time-value="PT00H02M00S">
            <text:p>00:02</text:p>
          </table:table-cell>
          <table:table-cell table:style-name="ce65" office:value-type="float" office:value="328.4">
            <text:p>328.40</text:p>
          </table:table-cell>
          <table:table-cell table:style-name="ce78" table:formula="of:=[.F35]-280" office:value-type="float" office:value="48.4">
            <text:p>48.4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06ma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39M00S">
            <text:p>17:39</text:p>
          </table:table-cell>
          <table:table-cell table:style-name="ce42"/>
          <table:table-cell table:style-name="ce62" office:value-type="float" office:value="108.89">
            <text:p>108.89</text:p>
          </table:table-cell>
          <table:table-cell table:style-name="ce77" table:formula="of:=2.5773*[.F36]-257.81" office:value-type="float" office:value="22.832197">
            <text:p>22.83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3" office:value-type="string">
            <text:p>Test End</text:p>
          </table:table-cell>
          <table:table-cell table:style-name="ce31" office:value-type="time" office:time-value="PT17H41M00S">
            <text:p>17:41</text:p>
          </table:table-cell>
          <table:table-cell table:style-name="ce43" table:formula="of:=[.D37]-[.D36]" office:value-type="time" office:time-value="PT00H02M00S">
            <text:p>00:02</text:p>
          </table:table-cell>
          <table:table-cell table:style-name="ce63" office:value-type="float" office:value="328.3">
            <text:p>328.30</text:p>
          </table:table-cell>
          <table:table-cell table:style-name="ce78" table:formula="of:=[.F37]-280" office:value-type="float" office:value="48.3">
            <text:p>48.30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04ma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43M00S">
            <text:p>17:43</text:p>
          </table:table-cell>
          <table:table-cell table:style-name="ce44"/>
          <table:table-cell table:style-name="ce64" office:value-type="float" office:value="108.91">
            <text:p>108.91</text:p>
          </table:table-cell>
          <table:table-cell table:style-name="ce77" table:formula="of:=2.5773*[.F38]-257.81" office:value-type="float" office:value="22.883743">
            <text:p>22.88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3" office:value-type="string">
            <text:p>Test End</text:p>
          </table:table-cell>
          <table:table-cell table:style-name="ce31" office:value-type="time" office:time-value="PT17H45M00S">
            <text:p>17:45</text:p>
          </table:table-cell>
          <table:table-cell table:style-name="ce45" table:formula="of:=[.D39]-[.D38]" office:value-type="time" office:time-value="PT00H02M00S">
            <text:p>00:02</text:p>
          </table:table-cell>
          <table:table-cell table:style-name="ce65" office:value-type="float" office:value="328.2">
            <text:p>328.20</text:p>
          </table:table-cell>
          <table:table-cell table:style-name="ce78" table:formula="of:=[.F39]-280" office:value-type="float" office:value="48.2">
            <text:p>48.2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02ma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47M00S">
            <text:p>17:47</text:p>
          </table:table-cell>
          <table:table-cell table:style-name="ce42"/>
          <table:table-cell table:style-name="ce62" office:value-type="float" office:value="108.91">
            <text:p>108.91</text:p>
          </table:table-cell>
          <table:table-cell table:style-name="ce77" table:formula="of:=2.5773*[.F40]-257.81" office:value-type="float" office:value="22.883743">
            <text:p>22.88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3" office:value-type="string">
            <text:p>Test End</text:p>
          </table:table-cell>
          <table:table-cell table:style-name="ce31" office:value-type="time" office:time-value="PT17H49M00S">
            <text:p>17:49</text:p>
          </table:table-cell>
          <table:table-cell table:style-name="ce45" table:formula="of:=[.D41]-[.D40]" office:value-type="time" office:time-value="PT00H02M00S">
            <text:p>00:02</text:p>
          </table:table-cell>
          <table:table-cell table:style-name="ce65" office:value-type="float" office:value="328.2">
            <text:p>328.20</text:p>
          </table:table-cell>
          <table:table-cell table:style-name="ce78" table:formula="of:=[.F41]-280" office:value-type="float" office:value="48.2">
            <text:p>48.2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24" table:number-columns-repeated="2"/>
          <table:table-cell table:style-name="ce46"/>
          <table:table-cell table:style-name="ce66"/>
          <table:table-cell table:style-name="ce79"/>
          <table:table-cell table:style-name="ce93"/>
          <table:table-cell table:style-name="ce110" table:number-columns-repeated="2"/>
          <table:table-cell table:style-name="ce12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Total time:</text:p>
          </table:table-cell>
          <table:table-cell table:style-name="ce25" table:number-columns-repeated="2"/>
          <table:table-cell table:style-name="ce47" table:formula="of:=SUM([.E9:.E41])" office:value-type="time" office:time-value="PT00H10M00S">
            <text:p>00:10</text:p>
          </table:table-cell>
          <table:table-cell table:style-name="ce67"/>
          <table:table-cell table:style-name="ce80" office:value-type="string">
            <text:p>Grade: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48"/>
          <table:table-cell table:style-name="ce49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49"/>
          <table:table-cell table:number-columns-repeated="16"/>
        </table:table-row>
        <table:table-row table:style-name="ro5" table:number-rows-repeated="1048530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6/04/2015</text:date>, <text:time>13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6-04T13:36:53</dc:date>
    <dc:creator>KU_HEP_Electronics_Design_Lab KU_PHSX</dc:creator>
    <meta:editing-duration>P1DT23H26M2S</meta:editing-duration>
    <meta:editing-cycles>8</meta:editing-cycles>
    <meta:generator>OpenOffice/4.1.1$Unix OpenOffice.org_project/411m6$Build-9775</meta:generator>
    <meta:document-statistic meta:table-count="3" meta:cell-count="208" meta:object-count="0"/>
  </office:meta>
</office:document-meta>
</file>